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 Serif Collection" svg:font-family="'Sans Serif Collection'" style:font-family-generic="swiss" style:font-pitch="variable"/>
    <style:font-face style:name="gg sans" svg:font-family="'gg sans', 'Noto Sans', 'Helvetica Neue', Helvetica, Arial, sans-serif, 'Apple Symbols'"/>
    <style:font-face style:name="sans-serif" svg:font-family="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text-properties style:font-name="Liberation Serif" fo:font-size="12pt" officeooo:paragraph-rsid="001bcbd3" style:font-size-asian="12pt" style:font-size-complex="12pt"/>
    </style:style>
    <style:style style:name="P3" style:family="paragraph" style:parent-style-name="Header">
      <style:text-properties officeooo:paragraph-rsid="0019444a"/>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style:font-name="Liberation Sans" fo:font-size="18.2000007629395pt" style:text-underline-style="solid" style:text-underline-width="auto" style:text-underline-color="font-color" fo:font-weight="bold" style:font-name-asian="Microsoft YaHei" style:font-size-asian="18.2000007629395pt" style:font-weight-asian="bold" style:font-name-complex="Arial1" style:font-size-complex="18.2000007629395pt" style:font-weight-complex="bold"/>
    </style:style>
    <style:style style:name="P6" style:family="paragraph" style:parent-style-name="Heading_20_1">
      <style:text-properties style:font-name="Liberation Sans" fo:font-size="18.2000007629395pt" style:text-underline-style="solid" style:text-underline-width="auto" style:text-underline-color="font-color" fo:font-weight="bold" style:font-name-asian="Microsoft YaHei" style:font-size-asian="18.2000007629395pt" style:font-weight-asian="bold" style:font-name-complex="Arial1" style:font-size-complex="18.2000007629395pt" style:font-weight-complex="bold"/>
    </style:style>
    <style:style style:name="P7" style:family="paragraph" style:parent-style-name="Preformatted_20_Text">
      <style:paragraph-properties fo:margin-left="0cm" fo:margin-right="0cm" fo:margin-top="0cm" fo:margin-bottom="0.499cm" style:contextual-spacing="false" fo:line-height="100%" fo:text-indent="0cm" style:auto-text-indent="false"/>
      <style:text-properties fo:color="#444444" loext:opacity="100%" style:font-name="DejaVu Serif" fo:font-size="14pt" fo:font-weight="normal" officeooo:paragraph-rsid="0018d44f" style:font-size-asian="14pt" style:font-size-complex="14pt"/>
    </style:style>
    <style:style style:name="P8" style:family="paragraph" style:parent-style-name="Preformatted_20_Text" style:master-page-name="">
      <loext:graphic-properties draw:fill-gradient-name="gradient" draw:fill-hatch-name="hatch"/>
      <style:paragraph-properties fo:margin-left="0cm" fo:margin-right="0cm" fo:margin-top="0cm" fo:margin-bottom="0cm" style:contextual-spacing="false" fo:line-height="100%" fo:text-indent="0cm" style:auto-text-indent="false" style:page-number="auto"/>
      <style:text-properties fo:color="#444444" loext:opacity="100%" style:font-name="DejaVu Serif" fo:font-size="14pt" fo:font-weight="normal" officeooo:paragraph-rsid="0018d44f" style:font-size-asian="14pt" style:font-size-complex="14pt"/>
    </style:style>
    <style:style style:name="P9"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style:text-properties fo:color="#444444" loext:opacity="100%" style:font-name="DejaVu Serif" fo:font-size="14pt" fo:font-weight="normal" officeooo:paragraph-rsid="0018d44f" style:font-size-asian="14pt" style:font-size-complex="14pt"/>
    </style:style>
    <style:style style:name="P10"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style:text-properties fo:color="#444444" loext:opacity="100%" style:font-name="DejaVu Serif" fo:font-size="10pt" fo:font-weight="normal" officeooo:paragraph-rsid="0018d44f" style:font-size-asian="10pt" style:font-size-complex="10pt"/>
    </style:style>
    <style:style style:name="P11"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fo:break-before="page"/>
      <style:text-properties fo:color="#444444" loext:opacity="100%" style:font-name="DejaVu Serif" fo:font-size="10pt" fo:font-weight="normal" officeooo:paragraph-rsid="0018d44f" style:font-size-asian="10pt" style:font-size-complex="10pt"/>
    </style:style>
    <style:style style:name="P12" style:family="paragraph" style:parent-style-name="Preformatted_20_Text" style:master-page-name="">
      <loext:graphic-properties draw:fill-gradient-name="gradient" draw:fill-hatch-name="hatch"/>
      <style:paragraph-properties fo:margin-left="0cm" fo:margin-right="0cm" fo:margin-top="0cm" fo:margin-bottom="0cm" style:contextual-spacing="false" fo:line-height="100%" fo:text-indent="0cm" style:auto-text-indent="false" style:page-number="auto"/>
      <style:text-properties fo:color="#444444" loext:opacity="100%" style:font-name="DejaVu Serif" fo:font-size="10pt" fo:font-weight="normal" officeooo:paragraph-rsid="0018d44f" style:font-size-asian="10pt" style:font-size-complex="10pt"/>
    </style:style>
    <style:style style:name="P13"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style:text-properties fo:color="#444444" loext:opacity="100%" style:font-name="DejaVu Serif" fo:font-size="10pt" fo:font-weight="normal" officeooo:paragraph-rsid="001f1173" style:font-size-asian="10pt" style:font-size-complex="10pt"/>
    </style:style>
    <style:style style:name="P14"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style:text-properties fo:color="#697070" loext:opacity="100%" style:font-name="DejaVu Serif" fo:font-size="10pt" fo:font-weight="normal" officeooo:paragraph-rsid="0019444a" style:font-size-asian="10pt" style:font-size-complex="10pt"/>
    </style:style>
    <style:style style:name="P15"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style:text-properties fo:color="#697070" loext:opacity="100%" style:font-name="DejaVu Serif" fo:font-size="10pt" fo:font-weight="normal" officeooo:paragraph-rsid="001bcbd3" style:font-size-asian="10pt" style:font-size-complex="10pt"/>
    </style:style>
    <style:style style:name="P16" style:family="paragraph" style:parent-style-name="Preformatted_20_Text">
      <loext:graphic-properties draw:fill-gradient-name="gradient" draw:fill-hatch-name="hatch"/>
      <style:paragraph-properties fo:margin-left="0cm" fo:margin-right="0cm" fo:margin-top="0cm" fo:margin-bottom="0cm" style:contextual-spacing="false" fo:line-height="100%" fo:text-indent="0cm" style:auto-text-indent="false"/>
      <style:text-properties fo:color="#697070" loext:opacity="100%" style:font-name="DejaVu Serif" fo:font-size="12pt" fo:font-weight="bold" officeooo:paragraph-rsid="0018d44f" style:font-name-asian="NSimSun" style:font-size-asian="12pt" style:font-weight-asian="bold" style:font-name-complex="Liberation Mono" style:font-size-complex="12pt" style:font-weight-complex="bold"/>
    </style:style>
    <style:style style:name="P17" style:family="paragraph" style:parent-style-name="Standard">
      <style:text-properties officeooo:paragraph-rsid="0018d44f"/>
    </style:style>
    <style:style style:name="P18" style:family="paragraph" style:parent-style-name="Standard">
      <style:text-properties officeooo:rsid="00159fb9" officeooo:paragraph-rsid="0018d44f"/>
    </style:style>
    <style:style style:name="P19" style:family="paragraph" style:parent-style-name="Standard">
      <style:text-properties fo:font-size="24pt" fo:font-weight="bold" officeooo:paragraph-rsid="0018d44f" style:font-size-asian="24pt" style:font-weight-asian="bold" style:font-size-complex="24pt" style:font-weight-complex="bold"/>
    </style:style>
    <style:style style:name="P20" style:family="paragraph" style:parent-style-name="Standard">
      <style:text-properties fo:font-size="12pt" fo:font-weight="normal" officeooo:rsid="0018d44f" officeooo:paragraph-rsid="0018d44f"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0ccd4" officeooo:paragraph-rsid="0018d44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officeooo:paragraph-rsid="0018d44f"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officeooo:paragraph-rsid="0018d44f" style:font-size-asian="12pt" style:font-size-complex="12pt"/>
    </style:style>
    <style:style style:name="P24" style:family="paragraph" style:parent-style-name="Standard">
      <style:paragraph-properties fo:text-align="start" style:justify-single-word="false"/>
      <style:text-properties fo:font-size="12pt" officeooo:rsid="001f75a5" officeooo:paragraph-rsid="0018d44f" style:font-size-asian="12pt" style:font-size-complex="12pt"/>
    </style:style>
    <style:style style:name="P25" style:family="paragraph" style:parent-style-name="Standard">
      <style:text-properties style:font-name="Liberation Serif" fo:font-size="20pt" fo:font-weight="bold" officeooo:paragraph-rsid="0019444a" style:font-size-asian="20pt" style:font-weight-asian="bold" style:font-size-complex="20pt" style:font-weight-complex="bold"/>
    </style:style>
    <style:style style:name="P26" style:family="paragraph" style:parent-style-name="Standard">
      <style:text-properties style:font-name="Liberation Serif" fo:font-size="20pt" fo:font-weight="bold" officeooo:paragraph-rsid="0018d44f" style:font-size-asian="20pt" style:font-weight-asian="bold" style:font-size-complex="20pt" style:font-weight-complex="bold"/>
    </style:style>
    <style:style style:name="P27" style:family="paragraph" style:parent-style-name="Standard">
      <style:text-properties style:font-name="Liberation Serif" fo:font-size="20pt" fo:font-weight="bold" officeooo:paragraph-rsid="0019444a" style:font-size-asian="20pt" style:font-size-complex="20pt"/>
    </style:style>
    <style:style style:name="P28" style:family="paragraph" style:parent-style-name="Standard">
      <style:paragraph-properties fo:line-height="100%" fo:break-before="page"/>
      <style:text-properties style:font-name="Liberation Serif" fo:font-size="20pt" style:text-underline-style="none" fo:font-weight="bold" officeooo:rsid="0018d44f" officeooo:paragraph-rsid="0018d44f" style:font-size-asian="20pt" style:font-weight-asian="bold" style:font-size-complex="20pt" style:font-weight-complex="bold"/>
    </style:style>
    <style:style style:name="P29" style:family="paragraph" style:parent-style-name="Standard">
      <style:paragraph-properties fo:line-height="100%"/>
      <style:text-properties style:font-name="Liberation Serif" fo:font-size="20pt" style:text-underline-style="solid" style:text-underline-width="auto" style:text-underline-color="font-color" fo:font-weight="bold" officeooo:rsid="0018d44f" officeooo:paragraph-rsid="0018d44f" style:font-size-asian="20pt" style:font-weight-asian="bold" style:font-size-complex="20pt" style:font-weight-complex="bold"/>
    </style:style>
    <style:style style:name="P30" style:family="paragraph" style:parent-style-name="Standard">
      <style:paragraph-properties fo:line-height="100%"/>
      <style:text-properties style:font-name="Liberation Serif" officeooo:rsid="0018d44f" officeooo:paragraph-rsid="0018d44f"/>
    </style:style>
    <style:style style:name="P31" style:family="paragraph" style:parent-style-name="Standard">
      <style:paragraph-properties fo:line-height="100%"/>
      <style:text-properties style:font-name="Liberation Serif" fo:font-size="12pt" style:text-underline-style="none" fo:font-weight="normal" officeooo:rsid="0018d44f" officeooo:paragraph-rsid="0018d44f" style:font-size-asian="10.5pt" style:font-weight-asian="normal" style:font-size-complex="12pt" style:font-weight-complex="normal"/>
    </style:style>
    <style:style style:name="P32" style:family="paragraph" style:parent-style-name="Standard">
      <style:paragraph-properties fo:line-height="100%"/>
      <style:text-properties style:font-name="Liberation Serif" fo:font-size="12pt" style:text-underline-style="none" fo:font-weight="normal" officeooo:rsid="0018d44f" officeooo:paragraph-rsid="0018d44f" style:font-size-asian="12pt" style:font-weight-asian="normal" style:font-size-complex="12pt" style:font-weight-complex="normal"/>
    </style:style>
    <style:style style:name="P33" style:family="paragraph" style:parent-style-name="Standard">
      <style:paragraph-properties fo:line-height="100%"/>
      <style:text-properties style:font-name="Liberation Serif" fo:font-size="12pt" style:text-underline-style="none" fo:font-weight="bold" officeooo:rsid="002329fe" officeooo:paragraph-rsid="0018d44f" style:font-size-asian="12pt" style:font-weight-asian="bold" style:font-size-complex="12pt" style:font-weight-complex="bold"/>
    </style:style>
    <style:style style:name="P34" style:family="paragraph" style:parent-style-name="Standard">
      <style:text-properties fo:font-size="16pt" style:text-underline-style="solid" style:text-underline-width="auto" style:text-underline-color="font-color" fo:font-weight="bold" officeooo:rsid="00083d02" officeooo:paragraph-rsid="0018d44f" style:font-size-asian="16pt" style:font-weight-asian="bold" style:font-size-complex="16pt" style:font-weight-complex="bold"/>
    </style:style>
    <style:style style:name="P35" style:family="paragraph" style:parent-style-name="Text_20_body">
      <style:paragraph-properties fo:line-height="100%"/>
      <style:text-properties style:font-name="Liberation Serif" fo:font-size="12pt" style:text-underline-style="none" fo:font-weight="normal" officeooo:rsid="0018d44f" officeooo:paragraph-rsid="0018d44f" style:font-size-asian="10.5pt" style:font-weight-asian="normal" style:font-size-complex="12pt" style:font-weight-complex="normal"/>
    </style:style>
    <style:style style:name="P36" style:family="paragraph" style:parent-style-name="Text_20_body">
      <style:text-properties style:font-name="Liberation Serif" fo:font-size="20pt" fo:font-weight="bold" officeooo:paragraph-rsid="0019444a" style:font-size-asian="20pt" style:font-size-complex="20pt"/>
    </style:style>
    <style:style style:name="P37" style:family="paragraph" style:parent-style-name="Text_20_body">
      <style:text-properties officeooo:paragraph-rsid="0018d44f"/>
    </style:style>
    <style:style style:name="P38" style:family="paragraph" style:parent-style-name="Text_20_body">
      <style:paragraph-properties fo:text-align="start" style:justify-single-word="false"/>
    </style:style>
    <style:style style:name="P39" style:family="paragraph" style:parent-style-name="Text_20_body">
      <style:text-properties style:text-line-through-style="none" style:text-line-through-type="none" style:font-name="Liberation Serif" fo:font-size="20pt" style:text-underline-style="none" fo:font-weight="bold" officeooo:paragraph-rsid="0019444a" style:text-blinking="false" style:font-size-asian="20pt" style:font-size-complex="20pt"/>
    </style:style>
    <style:style style:name="P40" style:family="paragraph" style:parent-style-name="Text_20_body">
      <style:paragraph-properties fo:line-height="100%"/>
      <style:text-properties style:text-line-through-style="none" style:text-line-through-type="none" style:font-name="Liberation Serif" fo:font-size="20pt" style:text-underline-style="solid" style:text-underline-width="auto" style:text-underline-color="font-color" fo:font-weight="bold" style:text-blinking="false" style:font-size-asian="20pt" style:font-size-complex="20pt"/>
    </style:style>
    <style:style style:name="P41" style:family="paragraph" style:parent-style-name="Title">
      <style:paragraph-properties fo:text-align="start" style:justify-single-word="false"/>
    </style:style>
    <style:style style:name="T1" style:family="text">
      <style:text-properties officeooo:rsid="0016a6ea"/>
    </style:style>
    <style:style style:name="T2" style:family="text">
      <style:text-properties officeooo:rsid="0018d44f"/>
    </style:style>
    <style:style style:name="T3" style:family="text">
      <style:text-properties fo:font-weight="normal" style:font-weight-asian="normal" style:font-weight-complex="normal"/>
    </style:style>
    <style:style style:name="T4" style:family="text">
      <style:text-properties fo:font-weight="normal" officeooo:rsid="0020ccd4" style:font-weight-asian="normal" style:font-weight-complex="normal"/>
    </style:style>
    <style:style style:name="T5" style:family="text">
      <style:text-properties fo:font-weight="normal" officeooo:rsid="0027a21e" style:font-weight-asian="normal" style:font-weight-complex="normal"/>
    </style:style>
    <style:style style:name="T6" style:family="text">
      <style:text-properties fo:font-weight="normal" officeooo:rsid="001dc6a3" style:font-weight-asian="normal" style:font-weight-complex="normal"/>
    </style:style>
    <style:style style:name="T7" style:family="text">
      <style:text-properties fo:font-weight="normal" officeooo:rsid="0021358c" style:font-weight-asian="normal" style:font-weight-complex="normal"/>
    </style:style>
    <style:style style:name="T8" style:family="text">
      <style:text-properties fo:font-weight="normal" officeooo:rsid="001f75a5" style:font-weight-asian="normal" style:font-weight-complex="normal"/>
    </style:style>
    <style:style style:name="T9" style:family="text">
      <style:text-properties fo:font-weight="normal" officeooo:rsid="002125d2" style:font-weight-asian="normal" style:font-weight-complex="normal"/>
    </style:style>
    <style:style style:name="T10" style:family="text">
      <style:text-properties style:text-underline-style="none"/>
    </style:style>
    <style:style style:name="T11" style:family="text">
      <style:text-properties style:text-underline-style="none" officeooo:rsid="001bcbd3"/>
    </style:style>
    <style:style style:name="T12" style:family="text">
      <style:text-properties style:text-underline-style="solid" style:text-underline-width="auto" style:text-underline-color="font-color"/>
    </style:style>
    <style:style style:name="T13" style:family="text">
      <style:text-properties fo:font-weight="bold"/>
    </style:style>
    <style:style style:name="T14" style:family="text">
      <style:text-properties fo:font-weight="bold" officeooo:rsid="001dc892"/>
    </style:style>
    <style:style style:name="T15" style:family="text">
      <style:text-properties officeooo:rsid="0010c3f7"/>
    </style:style>
    <style:style style:name="T16" style:family="text">
      <style:text-properties fo:color="#880000" loext:opacity="100%"/>
    </style:style>
    <style:style style:name="T17" style:family="text">
      <style:text-properties fo:color="#880000" loext:opacity="100%" fo:font-weight="bold"/>
    </style:style>
    <style:style style:name="T18" style:family="text">
      <style:text-properties fo:color="#880000" loext:opacity="100%" fo:font-weight="bold" officeooo:rsid="0003c570"/>
    </style:style>
    <style:style style:name="T19" style:family="text">
      <style:text-properties fo:color="#697070" loext:opacity="100%"/>
    </style:style>
    <style:style style:name="T20" style:family="text">
      <style:text-properties fo:color="#697070" loext:opacity="100%" fo:font-size="12pt" fo:font-weight="bold" style:font-size-asian="12pt" style:font-weight-asian="bold" style:font-size-complex="12pt" style:font-weight-complex="bold"/>
    </style:style>
    <style:style style:name="T21" style:family="text">
      <style:text-properties fo:color="#697070" loext:opacity="100%" officeooo:rsid="0003c570"/>
    </style:style>
    <style:style style:name="T22" style:family="text">
      <style:text-properties fo:color="#697070" loext:opacity="100%" officeooo:rsid="00069014"/>
    </style:style>
    <style:style style:name="T23" style:family="text">
      <style:text-properties fo:color="#697070" loext:opacity="100%" officeooo:rsid="0005ddb0"/>
    </style:style>
    <style:style style:name="T24" style:family="text">
      <style:text-properties fo:color="#697070" loext:opacity="100%" officeooo:rsid="001dc892"/>
    </style:style>
    <style:style style:name="T25" style:family="text">
      <style:text-properties fo:font-size="12pt" fo:font-weight="bold" style:font-size-asian="12pt" style:font-weight-asian="bold" style:font-size-complex="12pt" style:font-weight-complex="bold"/>
    </style:style>
    <style:style style:name="T26" style:family="text">
      <style:text-properties fo:color="#ab5656" loext:opacity="100%"/>
    </style:style>
    <style:style style:name="T27" style:family="text">
      <style:text-properties fo:font-size="20pt" fo:font-weight="bold" style:font-size-asian="20pt" style:font-weight-asian="bold" style:font-size-complex="20pt" style:font-weight-complex="bold"/>
    </style:style>
    <style:style style:name="T28" style:family="text">
      <style:text-properties officeooo:rsid="0011b3ec"/>
    </style:style>
    <style:style style:name="T29" style:family="text">
      <style:text-properties officeooo:rsid="001031cb"/>
    </style:style>
    <style:style style:name="T30" style:family="text">
      <style:text-properties fo:font-size="14pt" fo:font-style="normal" officeooo:rsid="00097cf3" style:font-size-asian="12.25pt" style:font-style-asian="normal" style:font-size-complex="14pt" style:font-style-complex="normal"/>
    </style:style>
    <style:style style:name="T31" style:family="text">
      <style:text-properties fo:font-size="14pt" fo:font-style="normal" officeooo:rsid="000c48ea" style:font-size-asian="12.25pt" style:font-style-asian="normal" style:font-size-complex="14pt" style:font-style-complex="normal"/>
    </style:style>
    <style:style style:name="T32" style:family="text">
      <style:text-properties fo:font-variant="normal" fo:text-transform="none" style:font-name="gg sans" fo:letter-spacing="normal" fo:font-style="normal" loext:padding="0cm" loext:border="none"/>
    </style:style>
    <style:style style:name="T33" style:family="text">
      <style:text-properties fo:font-variant="normal" fo:text-transform="none" style:font-name="gg sans" fo:letter-spacing="normal" fo:font-style="normal" officeooo:rsid="00100d3e" loext:padding="0cm" loext:border="none"/>
    </style:style>
    <style:style style:name="T34" style:family="text">
      <style:text-properties fo:font-variant="normal" fo:text-transform="none" fo:color="#202122" loext:opacity="100%" style:font-name="sans-serif" fo:letter-spacing="normal" fo:font-style="normal" fo:font-weight="normal" officeooo:rsid="001dc6a3" style:font-weight-asian="normal" style:font-weight-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letter-spacing="normal" fo:font-style="normal" fo:font-weight="normal" officeooo:rsid="0019444a"/>
    </style:style>
    <style:style style:name="T38" style:family="text">
      <style:text-properties officeooo:rsid="001dc6a3"/>
    </style:style>
    <style:style style:name="T39" style:family="text">
      <style:text-properties fo:font-style="normal" style:text-underline-style="solid" style:text-underline-width="auto" style:text-underline-color="font-color" officeooo:rsid="00159fb9" style:font-style-asian="normal" style:font-style-complex="normal"/>
    </style:style>
    <style:style style:name="T40" style:family="text">
      <style:text-properties fo:font-style="normal" style:text-underline-style="none" officeooo:rsid="0018d44f" style:font-style-asian="normal" style:font-style-complex="normal"/>
    </style:style>
    <style:style style:name="T41" style:family="text">
      <style:text-properties fo:font-style="normal" style:text-underline-style="none" officeooo:rsid="00159fb9" style:font-style-asian="normal" style:font-style-complex="normal"/>
    </style:style>
    <style:style style:name="T42" style:family="text">
      <style:text-properties fo:font-style="normal" style:text-underline-style="none" officeooo:rsid="00159fb9" style:font-style-asian="normal" style:font-weight-asian="bold" style:font-style-complex="normal" style:font-weight-complex="bold"/>
    </style:style>
    <style:style style:name="T43" style:family="text">
      <style:text-properties fo:font-style="normal" officeooo:rsid="00159fb9" style:font-style-asian="normal" style:font-style-complex="normal"/>
    </style:style>
    <style:style style:name="T44" style:family="text">
      <style:text-properties style:text-line-through-style="none" style:text-line-through-type="none" fo:font-style="normal" style:text-underline-style="none" officeooo:rsid="00159fb9" style:text-blinking="false" style:font-style-asian="normal" style:font-style-complex="normal"/>
    </style:style>
    <style:style style:name="T45" style:family="text">
      <style:text-properties officeooo:rsid="0019444a"/>
    </style:style>
    <style:style style:name="T46" style:family="text">
      <style:text-properties fo:color="#444444" loext:opacity="100%"/>
    </style:style>
    <style:style style:name="T47" style:family="text">
      <style:text-properties fo:color="#444444" loext:opacity="100%" style:font-name="DejaVu Serif" fo:font-size="10pt" fo:font-weight="normal" officeooo:rsid="0019444a" style:font-size-asian="10pt" style:font-size-complex="10pt"/>
    </style:style>
    <style:style style:name="T48" style:family="text">
      <style:text-properties officeooo:rsid="001ace0d"/>
    </style:style>
    <style:style style:name="T49" style:family="text">
      <style:text-properties officeooo:rsid="001bcbd3"/>
    </style:style>
    <style:style style:name="T50" style:family="text">
      <style:text-properties style:text-position="super 58%"/>
    </style:style>
    <style:style style:name="T51" style:family="text">
      <style:text-properties style:text-position="0% 100%" officeooo:rsid="001bcbd3"/>
    </style:style>
    <style:style style:name="T52" style:family="text">
      <style:text-properties style:text-position="sub 58%" officeooo:rsid="001bcbd3"/>
    </style:style>
    <style:style style:name="T53" style:family="text">
      <style:text-properties officeooo:rsid="001dc892"/>
    </style:style>
    <style:style style:name="T54" style:family="text">
      <style:text-properties style:font-name="Liberation Sans" fo:font-size="18.2000007629395pt" style:text-underline-style="solid" style:text-underline-width="auto" style:text-underline-color="font-color" fo:font-weight="bold" style:font-name-asian="Microsoft YaHei" style:font-size-asian="18.2000007629395pt" style:font-weight-asian="bold" style:font-name-complex="Arial1" style:font-size-complex="18.2000007629395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MP · Climate Engineering Project</text:p>
      <text:p text:style-name="P38"/>
      <text:p text:style-name="P38"/>
      <text:p text:style-name="P38"/>
      <text:p text:style-name="P17"/>
      <text:p text:style-name="P19">IMP Klimasimulation:</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869_265272123" text:style-name="Index_20_Link" text:visited-style-name="Index_20_Link">A: </text:a><text:a xlink:type="simple" xlink:href="#__RefHeading___Toc869_265272123" text:style-name="Index_20_Link" text:visited-style-name="Index_20_Link">Präzise Beschreibung der Idee</text:a><text:a xlink:type="simple" xlink:href="#__RefHeading___Toc869_265272123" text:style-name="Index_20_Link" text:visited-style-name="Index_20_Link"><text:tab/>3</text:a></text:p>
          <text:p text:style-name="P1"><text:a xlink:type="simple" xlink:href="#__RefHeading___Toc871_265272123" text:style-name="Index_20_Link" text:visited-style-name="Index_20_Link">B: Diskussion ihrer Umsetzbarkeit<text:tab/>3</text:a></text:p>
          <text:p text:style-name="P1"><text:a xlink:type="simple" xlink:href="#__RefHeading___Toc873_265272123" text:style-name="Index_20_Link" text:visited-style-name="Index_20_Link">C: Quelltext der Klimasimulation<text:tab/>3</text:a></text:p>
          <text:p text:style-name="P1"><text:a xlink:type="simple" xlink:href="#__RefHeading___Toc875_265272123" text:style-name="Index_20_Link" text:visited-style-name="Index_20_Link">D: Erläuterung der Annahmen, die für die Simulation gemacht wurden<text:tab/>5</text:a></text:p>
          <text:p text:style-name="P1"><text:a xlink:type="simple" xlink:href="#__RefHeading___Toc877_265272123" text:style-name="Index_20_Link" text:visited-style-name="Index_20_Link">E: Darstellung und Diskussion der Simulationsergebnisse<text:tab/>5</text:a></text:p>
        </text:index-body>
      </text:table-of-content>
      <text:p text:style-name="P26"><text:span text:style-name="T39"/></text:p>
      <text:h text:style-name="P4" text:outline-level="1"><text:bookmark-start text:name="__RefHeading___Toc869_265272123"/><text:span text:style-name="T40">A: </text:span><text:span text:style-name="T39">Präzise Beschreibung der Idee</text:span><text:bookmark-end text:name="__RefHeading___Toc869_265272123"/></text:h>
      <text:p text:style-name="P18"/>
      <text:p text:style-name="P18"><text:span text:style-name="T1">W</text:span>ir möchten in unserer Klimasimulation die Auswirkung <text:span text:style-name="T1">auf das Klima der Erde</text:span> von <text:span text:style-name="T1">Folie im Weltraum</text:span> als Schattenwerfer untersuchen. Wir erhoffen eine Regulierung der Durchschnittstemperatur der <text:span text:style-name="T1">E</text:span>rde indem wir den sphärischen Albedo erhöhen. Wir werden das Metall Aluminium in den niedrigen Erdorbit befördern. Mithilfe von Space-<text:span text:style-name="T2">X</text:span> Raketen oder mithilfe eines Magnetfeldkatapults senden wir 6531250000 Kilogramm Aluminiumfolie mit einer Dicke von 25 <text:span text:style-name="T48">Nano</text:span>meter in <text:span text:style-name="T1">die</text:span> Umlaufbahn. Wir werden damit eine Fläche von 9.56370884830853E12 m² der Querschnittsfläche der Erde verdunkeln. <text:span text:style-name="T1">Auf dieser Fläche wird das Sonnenlicht zu </text:span><text:span text:style-name="T48">50%</text:span><text:span text:style-name="T1"> reflektiert und </text:span><text:span text:style-name="T48">50%</text:span><text:span text:style-name="T1"> nicht, dadurch werden wir 3,75% des gesamten Sonnen</text:span><text:span text:style-name="T48">einstrahlung</text:span><text:span text:style-name="T1"> reflektieren. </text:span></text:p>
      <text:h text:style-name="Heading_20_1" text:outline-level="1"><text:bookmark-start text:name="__RefHeading___Toc871_265272123"/>B: <text:span text:style-name="T12">Diskussion ihrer Umsetzbarkeit</text:span><text:bookmark-end text:name="__RefHeading___Toc871_265272123"/></text:h>
      <text:p text:style-name="P20">Die Idee ist theoretisch umsetzbar, da nur 6,5 Megatonnen Alufolie benötigt werden um den gewünschten Effekt zu erreichen. Diese Menge müsste nicht <text:span text:style-name="T15">extra</text:span> hergestellt werden da Russland alleine schon 43 Megatonnen Aluminium <text:span text:style-name="T48">pro Jahr produziert</text:span>. Zudem könnte man das Aluminium mithilfe von Magnetfeldkatapulten relativ einfach in den Erdorbit befördern.</text:p>
      <text:h text:style-name="Heading_20_1" text:outline-level="1"><text:bookmark-start text:name="__RefHeading___Toc873_265272123"/>C: <text:span text:style-name="T12">Quelltext der Klimasimulation</text:span><text:bookmark-end text:name="__RefHeading___Toc873_265272123"/></text:h>
      <text:p text:style-name="P7"><text:span text:style-name="T13"/></text:p>
      <text:p text:style-name="P8"><text:span text:style-name="T13">public</text:span> <text:span text:style-name="T13">class</text:span> <text:span text:style-name="T18">Erde</text:span> { <text:s text:c="3"/></text:p>
      <text:p text:style-name="P9"><text:span text:style-name="T13">public</text:span> <text:span text:style-name="T13">static</text:span> <text:span text:style-name="T13">void</text:span> <text:span text:style-name="T17">main</text:span>(String[] args) {</text:p>
      <text:p text:style-name="P10"><text:span text:style-name="T20"/></text:p>
      <text:p text:style-name="P10"><text:span text:style-name="T20">// Definition von Konstanten in SI-Einheiten:</text:span><text:span text:style-name="T25"> </text:span><text:s text:c="7"/></text:p>
      <text:p text:style-name="P10"><text:span text:style-name="T16">double</text:span> <text:span text:style-name="T26">sigma</text:span> <text:span text:style-name="T26">=</text:span> <text:span text:style-name="T16">5.67e-8</text:span>;<text:tab/><text:tab/><text:tab/><text:span text:style-name="T19">// Stefan-Boltzmann-Konstante in W/(m^2 K^4)</text:span> </text:p>
      <text:p text:style-name="P10"><text:span text:style-name="T16">double</text:span> <text:span text:style-name="T26">E_0</text:span> <text:span text:style-name="T26">=</text:span> <text:span text:style-name="T16">1361</text:span>;<text:tab/><text:tab/><text:tab/><text:tab/><text:span text:style-name="T19">// Solarkonstante in W/m^</text:span><text:span text:style-name="T21">2</text:span></text:p>
      <text:p text:style-name="P10"><text:span text:style-name="T16">double</text:span> <text:span text:style-name="T26">R_E</text:span> <text:span text:style-name="T26">=</text:span> <text:span text:style-name="T16">6371000</text:span>;<text:tab/><text:tab/><text:tab/><text:span text:style-name="T19">// Erdradius in m</text:span> <text:s text:c="7"/></text:p>
      <text:p text:style-name="P10"><text:span text:style-name="T16">double</text:span> <text:span text:style-name="T26">C</text:span> <text:span text:style-name="T26">=</text:span> <text:span text:style-name="T16">1.37e23</text:span>;<text:tab/><text:tab/><text:tab/><text:tab/><text:span text:style-name="T19">// Waermekapazitaet des Erdklimasystems in J/K</text:span></text:p>
      <text:p text:style-name="P10"><text:span text:style-name="T16">double</text:span> <text:span text:style-name="T26">alpha_S</text:span> <text:span text:style-name="T26">=</text:span> <text:span text:style-name="T16">0.306</text:span>;<text:tab/><text:tab/><text:tab/><text:span text:style-name="T19">// Sphaerischer Albedo der Erde</text:span></text:p>
      <text:p text:style-name="P10"><text:span text:style-name="T16">double</text:span> <text:span text:style-name="T26">P_Erdinneres</text:span> <text:span text:style-name="T26">=</text:span> <text:span text:style-name="T16">4.7e13</text:span>;<text:tab/><text:tab/><text:span text:style-name="T19">// Leistung aus Erdinnerem in W</text:span> <text:s text:c="7"/></text:p>
      <text:p text:style-name="P10"><text:span text:style-name="T16">double</text:span> <text:span text:style-name="T26">Jahr</text:span> <text:span text:style-name="T26">=</text:span> <text:span text:style-name="T16">365.24</text:span> * <text:span text:style-name="T16">24</text:span> * <text:span text:style-name="T16">3600</text:span>;<text:tab/><text:tab/><text:span text:style-name="T19">// Jahr in s</text:span> <text:s text:c="7"/></text:p>
      <text:p text:style-name="P10"><text:span text:style-name="T20"/></text:p>
      <text:p text:style-name="P10"><text:span text:style-name="T20">// Abgeleitete Konstanten:</text:span> <text:s text:c="7"/></text:p>
      <text:p text:style-name="P10"><text:span text:style-name="T16">double</text:span> <text:span text:style-name="T26">Q_E</text:span> <text:span text:style-name="T26">=</text:span> Math.PI * R_E * <text:s/>R_E;<text:tab/><text:span text:style-name="T19">// Querschnittsflaeche der Erde in m^2</text:span> <text:s text:c="7"/></text:p>
      <text:p text:style-name="P10"><text:span text:style-name="T16">double</text:span> <text:span text:style-name="T26">A_E</text:span> <text:span text:style-name="T26">=</text:span> <text:span text:style-name="T16">4</text:span> * Math.PI * R_E * <text:s/>R_E;<text:tab/><text:span text:style-name="T19">// Oberflaeche der Erde in m^2</text:span> <text:s text:c="7"/></text:p>
      <text:p text:style-name="P10"><text:span text:style-name="T16">double</text:span> <text:span text:style-name="T26">P_Einstrahlung_vorher</text:span> <text:span text:style-name="T26">=</text:span> Q_E * E_0; <text:s/><text:span text:style-name="T19">// Leistung aus Sonneneinstrahlung in W</text:span> <text:s text:c="7"/></text:p>
      <text:p text:style-name="P10"><text:span text:style-name="T20"/></text:p>
      <text:p text:style-name="P11"><text:span text:style-name="T20">// Parameter:</text:span> <text:s text:c="7"/></text:p>
      <text:p text:style-name="P10"><text:span text:style-name="T16">double</text:span> <text:span text:style-name="T26">T</text:span> <text:span text:style-name="T26">=</text:span> <text:span text:style-name="T16">273.15</text:span> + <text:span text:style-name="T16">14.0</text:span>;<text:tab/><text:tab/><text:tab/><text:span text:style-name="T19">// Anfangstemperatur der Erdoberflaeche in K</text:span> </text:p>
      <text:p text:style-name="P10"><text:span text:style-name="T16">double</text:span> <text:span text:style-name="T26">t</text:span> <text:span text:style-name="T26">=</text:span> <text:span text:style-name="T16">2024</text:span> * Jahr;<text:tab/><text:tab/><text:tab/><text:span text:style-name="T19">// Anfangsjahr in s</text:span> <text:s text:c="7"/></text:p>
      <text:p text:style-name="P10"><text:span text:style-name="T16">double</text:span> <text:span text:style-name="T26">Delta_t</text:span> <text:span text:style-name="T26">=</text:span> <text:span text:style-name="T16">1.0</text:span> * Jahr;<text:tab/><text:tab/><text:tab/><text:span text:style-name="T19">// Zeitschritt der Simulation in s</text:span> <text:s text:c="7"/></text:p>
      <text:p text:style-name="P10"><text:span text:style-name="T16">double</text:span> <text:span text:style-name="T26">N</text:span> <text:span text:style-name="T26">=</text:span> <text:span text:style-name="T16">100</text:span>;<text:tab/><text:tab/><text:tab/><text:tab/><text:span text:style-name="T19">// Anzahl der Iterationen</text:span> <text:s text:c="7"/></text:p>
      <text:p text:style-name="P10"><text:span text:style-name="T16">double</text:span> <text:span text:style-name="T26">ɛ</text:span> <text:span text:style-name="T26">=</text:span> <text:span text:style-name="T16">0.78</text:span>; <text:s text:c="7"/></text:p>
      <text:p text:style-name="P10"><text:span text:style-name="T16">int</text:span> <text:span text:style-name="T26">szenario</text:span> <text:span text:style-name="T26">=</text:span> <text:span text:style-name="T16">3</text:span>;<text:tab/><text:tab/><text:tab/><text:tab/><text:span text:style-name="T19">// 1: optimistisch, 2: realistisch, 3: pessimistisch</text:span> <text:s text:c="7"/></text:p>
      <text:p text:style-name="P10"><text:span text:style-name="T16">double</text:span> <text:span text:style-name="T26">block</text:span> <text:span text:style-name="T26">=</text:span> <text:span text:style-name="T16">50.0</text:span>;<text:tab/><text:tab/><text:tab/><text:tab/><text:span text:style-name="T19">// Prozentuale Undurchlässigkeit des Schattens</text:span> <text:s text:c="7"/></text:p>
      <text:p text:style-name="P10"><text:span text:style-name="T16">double</text:span> <text:span text:style-name="T26">s</text:span> <text:span text:style-name="T26">=</text:span> <text:span text:style-name="T16">7.5</text:span>;<text:tab/><text:tab/><text:tab/><text:tab/><text:span text:style-name="T19">// </text:span><text:span text:style-name="T24">Ziel-</text:span><text:span text:style-name="T19">Erdquerschnitts</text:span><text:span text:style-name="T24">beschattung</text:span></text:p>
      <text:p text:style-name="P10"><text:span text:style-name="T16">double</text:span> <text:span text:style-name="T26">s_Wachstum</text:span> <text:span text:style-name="T26">=</text:span> <text:span text:style-name="T16">0.5</text:span>;<text:tab/><text:tab/><text:tab/><text:span text:style-name="T19">// </text:span><text:span text:style-name="T24">Jährliche Beschattungszuwachsrate</text:span> <text:s text:c="4"/></text:p>
      <text:p text:style-name="P10"><text:span text:style-name="T16">double</text:span> <text:span text:style-name="T26">s_aktuell</text:span> <text:span text:style-name="T26">=</text:span> <text:span text:style-name="T16">0.0</text:span>;<text:tab/><text:tab/><text:tab/><text:span text:style-name="T19">// </text:span><text:span text:style-name="T24">Initialwert der Beschattung</text:span></text:p>
      <text:p text:style-name="P10"><text:span text:style-name="T24"/></text:p>
      <text:p text:style-name="P16">// <text:span text:style-name="T53">Berechnung pro Jahr:</text:span></text:p>
      <text:p text:style-name="P10"><text:span text:style-name="T13">for</text:span> (<text:span text:style-name="T16">int</text:span> <text:span text:style-name="T26">j</text:span> <text:span text:style-name="T26">=</text:span> <text:span text:style-name="T16">0</text:span>; j &lt; N; j++) { <text:s text:c="11"/></text:p>
      <text:p text:style-name="P10"><text:span text:style-name="T16">double</text:span> <text:span text:style-name="T26">ty</text:span> <text:span text:style-name="T26">=</text:span> t/Jahr; <text:s text:c="11"/></text:p>
      <text:p text:style-name="P10"><text:span text:style-name="T16">double</text:span> <text:span text:style-name="T26">CO2_Konzentration</text:span> <text:span text:style-name="T26">=</text:span> <text:span text:style-name="T16">0.</text:span>; </text:p>
      <text:p text:style-name="P10"><text:span text:style-name="T13"/></text:p>
      <text:p text:style-name="P10"><text:span text:style-name="T13">if</text:span> (s_aktuell &lt; s) {</text:p>
      <text:p text:style-name="P10">s_aktuell = s_aktuell + s_Wachstum;} <text:s text:c="11"/></text:p>
      <text:p text:style-name="P10"><text:span text:style-name="T13">if</text:span> (s_aktuell &gt;= s) {</text:p>
      <text:p text:style-name="P10">s_aktuell = s;} <text:s text:c="23"/></text:p>
      <text:p text:style-name="P10"><text:span text:style-name="T16">double</text:span> <text:span text:style-name="T26">P_Einstrahlung</text:span> <text:span text:style-name="T26">=</text:span> P_Einstrahlung_vorher * (<text:span text:style-name="T16">1</text:span> - s_aktuell/<text:span text:style-name="T16">100.0</text:span> * block/<text:span text:style-name="T16">100.0</text:span>); </text:p>
      <text:p text:style-name="P10"><text:span text:style-name="T19"><text:tab/><text:tab/><text:tab/><text:tab/><text:tab/><text:tab/><text:tab/><text:tab/>//</text:span><text:span text:style-name="T22">S</text:span><text:span text:style-name="T19">chatten weggerechnet</text:span> <text:s text:c="11"/></text:p>
      <text:p text:style-name="P10"><text:span text:style-name="T13"/></text:p>
      <text:p text:style-name="P13"><text:span text:style-name="T13">if</text:span> (szenario == <text:span text:style-name="T16">3</text:span>) {<text:tab/><text:tab/><text:tab/><text:tab/><text:tab/><text:tab/>//<text:span text:style-name="T49">SzenarioCO</text:span><text:span text:style-name="T51">2</text:span><text:span text:style-name="T49">konzentration</text:span></text:p>
      <text:p text:style-name="P10">CO2_Konzentration = <text:span text:style-name="T16">7.6315789473684</text:span> * ty – <text:span text:style-name="T16">15026</text:span>;} </text:p>
      <text:p text:style-name="P10"><text:span text:style-name="T13">else</text:span> <text:span text:style-name="T13">if</text:span> (szenario == <text:span text:style-name="T16">2</text:span>) {</text:p>
      <text:p text:style-name="P10">CO2_Konzentration = <text:span text:style-name="T16">5</text:span> * ty – <text:span text:style-name="T16">9280</text:span>;} <text:s text:c="11"/></text:p>
      <text:p text:style-name="P10"><text:span text:style-name="T13">else</text:span> <text:span text:style-name="T13">if</text:span> (szenario == <text:span text:style-name="T16">1</text:span>) {</text:p>
      <text:p text:style-name="P10">CO2_Konzentration = <text:span text:style-name="T16">2.3684210526316</text:span> * ty - <text:span text:style-name="T16">4373</text:span>; } <text:s text:c="11"/></text:p>
      <text:p text:style-name="P10"/>
      <text:p text:style-name="P10">ɛ = <text:span text:style-name="T16">0.0000927</text:span> * CO2_Konzentration + <text:span text:style-name="T16">0.742</text:span>; <text:s text:c="11"/></text:p>
      <text:p text:style-name="P10"><text:span text:style-name="T16">double</text:span> <text:span text:style-name="T26">P_aus</text:span> <text:span text:style-name="T26">=</text:span> sigma * A_E * T * T * T * T ;<text:tab/><text:tab/><text:span text:style-name="T19">//Ausstrahlung Erde</text:span> </text:p>
      <text:p text:style-name="P10"><text:span text:style-name="T16">double</text:span> <text:span text:style-name="T26">P_aus1</text:span> <text:span text:style-name="T26">=</text:span> P_aus * ( <text:span text:style-name="T16">1</text:span> - ɛ ); <text:s text:c="11"/></text:p>
      <text:p text:style-name="P10"><text:span text:style-name="T16">double</text:span> <text:span text:style-name="T26">P_aus2</text:span> <text:span text:style-name="T26">=</text:span> ( P_aus - P_aus1 ) / <text:span text:style-name="T16">2</text:span>; <text:s text:c="12"/></text:p>
      <text:p text:style-name="P10">P_aus = P_aus1 + P_aus2; <text:s text:c="11"/></text:p>
      <text:p text:style-name="P10"><text:span text:style-name="T16">double</text:span> <text:span text:style-name="T26">Delta_E</text:span> <text:span text:style-name="T26">=</text:span> ((P_Einstrahlung)*(<text:span text:style-name="T16">1</text:span>-alpha_S) + P_Erdinneres - P_aus) * Delta_t; <text:tab/><text:tab/><text:tab/><text:tab/><text:tab/><text:tab/><text:tab/><text:tab/><text:tab/><text:tab/><text:span text:style-name="T19">//Aufzunehmende Energie</text:span> <text:s text:c="11"/></text:p>
      <text:p text:style-name="P10"><text:span text:style-name="T16">double</text:span> <text:span text:style-name="T26">Delta_T</text:span> <text:span text:style-name="T26">=</text:span> Delta_E / C;<text:tab/><text:tab/><text:tab/><text:tab/><text:span text:style-name="T19">//Einstrahlung/ W</text:span><text:span text:style-name="T23">ae</text:span><text:span text:style-name="T19">rmekapatzität</text:span> <text:s text:c="11"/></text:p>
      <text:p text:style-name="P12">T = T + Delta_T; <text:tab/><text:tab/><text:tab/><text:tab/><text:tab/><text:tab/><text:span text:style-name="T19">//Erdoberflächentemperatur</text:span> <text:s text:c="11"/></text:p>
      <text:p text:style-name="P10">t = t + Delta_t;<text:tab/><text:tab/><text:tab/><text:tab/><text:tab/><text:tab/><text:span text:style-name="T19">//Jetziges Jahr</text:span> <text:s text:c="11"/></text:p>
      <text:p text:style-name="P10">System.out.println(<text:span text:style-name="T16">"Jahr: "</text:span> + t/Jahr + <text:span text:style-name="T16">" Temperatur: "</text:span> + (T - <text:span text:style-name="T16">273.15</text:span>));</text:p>
      <text:p text:style-name="P14"><text:tab/><text:tab/><text:tab/><text:tab/><text:tab/><text:tab/><text:tab/><text:tab/>//Ausgabe</text:p>
      <text:p text:style-name="P15"><text:span text:style-name="T46">}}}</text:span></text:p>
      <text:p text:style-name="P30"><text:span text:style-name="T27"/></text:p>
      <text:h text:style-name="P5" text:outline-level="1"><text:bookmark-start text:name="__RefHeading___Toc875_265272123"/><text:span text:style-name="T10">D: </text:span>Erläuterung der Annahmen, die für die Simulation gemacht wurden<text:bookmark-end text:name="__RefHeading___Toc875_265272123"/></text:h>
      <text:p text:style-name="P37"><text:s/></text:p>
      <text:p text:style-name="P37">Galilei’schen Idealisierung: </text:p>
      <text:p text:style-name="P37"><text:tab/>ε ≈ 0, 78 <text:tab/>Anteil der Wärmestrahlung <text:s/>die auf den Erdboden trifft</text:p>
      <text:p text:style-name="P37"><text:tab/>(1- ε)/2 <text:tab/>50/50 wird von der Atmosphäre auf die Erde und ins Weltall gestreut</text:p>
      <text:p text:style-name="P37"><text:tab/></text:p>
      <text:p text:style-name="P37">1.37*<text:span text:style-name="T49">10</text:span><text:span text:style-name="T50">23</text:span><text:span text:style-name="T51">J/K</text:span><text:tab/><text:span text:style-name="T29">Die </text:span>Wärmekapazität des Erdklimasystems</text:p>
      <text:p text:style-name="P37">4.7*<text:span text:style-name="T49">10</text:span><text:span text:style-name="T50">13</text:span><text:span text:style-name="T51">W</text:span><text:tab/><text:span text:style-name="T29">Die </text:span>Leistung aus dem Erdinneren <text:span text:style-name="T53">(</text:span><text:span text:style-name="T29">vorgegeben</text:span><text:span text:style-name="T53">)</text:span><text:span text:style-name="T29">.</text:span></text:p>
      <text:p text:style-name="P37">0.306<text:tab/><text:tab/>Sphärischer Albedo der Erde <text:span text:style-name="T28">dieser gibt an wie gut die </text:span><text:span text:style-name="T53">E</text:span><text:span text:style-name="T28">rde das Licht reflecktiert.</text:span></text:p>
      <text:p text:style-name="P37">50.0<text:tab/><text:tab/>Prozentuale Undurchlässigkeit des Schattens, da die Folie nicht immer richtig <text:tab/><text:tab/><text:tab/>zur Sonne steht <text:span text:style-name="T28">sodass circa 50% nur wirken.</text:span></text:p>
      <text:p text:style-name="P37">7.5<text:tab/><text:tab/><text:span text:style-name="T29">Die </text:span>maximale zu er<text:span text:style-name="T28">r</text:span>eichende mittlere prozentuale Schattenfläche des <text:tab/><text:tab/><text:tab/><text:tab/>Erdquerschnitts <text:s text:c="7"/></text:p>
      <text:p text:style-name="P37">0.5<text:tab/><text:tab/>Wachstum <text:span text:style-name="T28">der </text:span>mittlere<text:span text:style-name="T28">n</text:span> prozentuale<text:span text:style-name="T28">n</text:span> Schattenfläche des Erdquerschnitts pro Jahr <text:tab/><text:tab/><text:span text:style-name="T53">durch beständiges Einbringen neuer Reflexfolien in den nahen Orbit <text:s/></text:span></text:p>
      <text:p text:style-name="P35">0.0<text:tab/><text:tab/><text:span text:style-name="T53">Initialwert</text:span> <text:span text:style-name="T28">der </text:span>mittlere<text:span text:style-name="T28">n</text:span> prozentuale Schattenfläche des Erdquerschnitts</text:p>
      <text:h text:style-name="P6" text:outline-level="1"><text:bookmark-start text:name="__RefHeading___Toc877_265272123"/><text:span text:style-name="T10">E: </text:span>Darstellung und Diskussion de<text:span text:style-name="T49">r </text:span><text:span text:style-name="T11"><text:tab/></text:span>Simulationsergebnisse<text:bookmark-end text:name="__RefHeading___Toc877_265272123"/></text:h>
      <text:p text:style-name="P34"/>
      <text:p text:style-name="P31"><text:span text:style-name="T30">Wir haben herausgefunden, dass wir </text:span><text:span text:style-name="T31">7.5</text:span><text:span text:style-name="T30">% de</text:span><text:span text:style-name="T31">s</text:span><text:span text:style-name="T30"> Erd</text:span><text:span text:style-name="T31">querschnittes</text:span><text:span text:style-name="T30"> in einem Schatten halten müssen, dieser Schatten hat im Übrigen einen Wirkungsgrad von 50%, um die erwünschten Auswirkungen zu haben. Wegen unserer Annahme, dass die Menschen ihren CO2 Ausstoß erhöhen, steigt die Temperatur am Ende der Simulation noch einmal an. Dies würde heißen, dass wir die Fläche der Folie erhöhen müssten. Durch die Fläche würden wir auch am Anfang unserer Simulation die Durchschnittstemperatur auf 13°C senken lassen. Wie man sehen kann müssten wir eine </text:span><text:span text:style-name="T31">sehr</text:span><text:span text:style-name="T30"> große Fläche de</text:span><text:span text:style-name="T31">s</text:span><text:span text:style-name="T30"> Erd</text:span><text:span text:style-name="T31">querschnittes</text:span><text:span text:style-name="T30"> bedecken können, um die gewollten Temperatur</text:span><text:span text:style-name="T31">änderungen</text:span><text:span text:style-name="T30"> zu erhalte</text:span><text:span text:style-name="T31">n</text:span><text:span text:style-name="T30">. </text:span><text:span text:style-name="T32">Deshalb ist es sinnvoll, dieses Projekt zu starten, da wir lediglich 7,5 Prozent der Erdquerschnittsfläche mit Alufolie </text:span><text:span text:style-name="T33">verschatten</text:span><text:span text:style-name="T32"> müssen.</text:span> </text:p>
      <text:p text:style-name="P28">F:<text:span text:style-name="T38"> </text:span><text:span text:style-name="T12">Gesamtbewertung der Idee unter Berücksichtigung </text:span><text:tab/><text:span text:style-name="T12">von Folgen und Risiken</text:span></text:p>
      <text:p text:style-name="P22"/>
      <text:p text:style-name="P23"><text:span text:style-name="T6">Wir glauben, dass die Gesamtidee keine schlechte Basis ist, um den Klimawandel zu stoppen, aber in der Umsetzung mangelhaft ist. Unter idealen Bedingungen würden wir das erwünschte Ergebnis erzielen, </text:span><text:span text:style-name="T5">j</text:span><text:span text:style-name="T6">edoch hat es viele Folgen und auch Risiken die man beachten muss. Wenn wir die Folie in die vorgesehene <text:s/>Bahn befördern, könnte dort Weltraumschrott die Folie beschädigen und aus ihrer Bahn lenken, </text:span><text:span text:style-name="T5">man könnte die Verluste jedoch mit neuen Folien ersetzen</text:span><text:span text:style-name="T6">. </text:span><text:span text:style-name="T7">Das Licht </text:span><text:span text:style-name="T5">welches</text:span><text:span text:style-name="T7"> nun nicht mehr auf der Erde landet kann nicht mehr ben</text:span><text:span text:style-name="T5">utzt</text:span><text:span text:style-name="T7"> werden, um Strom zu gewinnen. </text:span><text:span text:style-name="T6">Zusätzlich könnte dies die zukünftigen Weltraumprojekte behinder</text:span><text:span text:style-name="T5">n,</text:span><text:span text:style-name="T6"> beziehungsweise im Weg </text:span><text:span text:style-name="T5">stehen</text:span><text:span text:style-name="T6">. Es gibt keinerlei Absicherungen </text:span><text:span text:style-name="T5">welche</text:span><text:span text:style-name="T6"> uns garantieren, dass die Folie im stabilen Orbit bleiben würde. Durch die große Menge Aluminium die wir für dieses Projekt brauchen, welches wir auch für andere nützliche Dinge verwenden könnten, wären die </text:span><text:span text:style-name="T5">K</text:span><text:span text:style-name="T6">osten für die Raketen sehr hoch. Dies ist eine Summe, die ein L</text:span><text:span text:style-name="T5">ä</text:span><text:span text:style-name="T6">nd</text:span><text:span text:style-name="T5">erverbund</text:span><text:span text:style-name="T6"> erst </text:span><text:span text:style-name="T5">ein</text:span><text:span text:style-name="T6">mal in die Hand nehmen müsste. Das die Temperatur sinkt, ist nicht die einzige Folge, </text:span><text:span text:style-name="T5">s</text:span><text:span text:style-name="T6">o würden Solarparks </text:span><text:span text:style-name="T5">auch</text:span><text:span text:style-name="T6"> weniger Energie </text:span><text:span text:style-name="T5">durch</text:span><text:span text:style-name="T6"> </text:span><text:span text:style-name="T5">elektromagnetische Strahlung der Sonne</text:span><text:span text:style-name="T6"> erhalten, was Folgen auf die Stromwirtschaft zufolge hätte. Außerdem wäre das Problem mit dem vielen </text:span><text:span text:style-name="T34">CO2</text:span><text:span text:style-name="T6"> in der Atmosphäre nicht gelöst. </text:span><text:span text:style-name="T8">Eine zusätzliche Folge des Projektes wäre, dass die Pflanzen und Bäume in der Dunkelheit länger CO2 ausstoßen und in einer kürzeren Zeit aufnehmen. </text:span><text:span text:style-name="T9">Sie würden aufgrund der Dunkelheit auch schlechter wachsen womit sie schlechter den CO2 aufnehmen können.</text:span></text:p>
      <text:p text:style-name="P24"><text:span text:style-name="T3">Es gibt aber nicht nur negative Folgen, sondern auch positive. So verschwenden wir keine Metalle wie Gold, Silber oder Kupfer für dieses Projekt, </text:span><text:span text:style-name="T5">da es</text:span><text:span text:style-name="T3"> Aluminium auf der Erde gen</text:span><text:span text:style-name="T5">ü</text:span><text:span text:style-name="T3">g</text:span><text:span text:style-name="T5">end</text:span><text:span text:style-name="T3"> gibt und ein praktischer Nebeneffekt ist, dass Aluminium billig ist. Der </text:span><text:span text:style-name="T5">deutlich</text:span><text:span text:style-name="T3"> positive Effekt ist, dass natürlich die Temperaturen auf der Erde gesenkt werden und somit der Klimawandel </text:span><text:span text:style-name="T5">für kurze Zeit rückgängig und danach verlangsamt</text:span><text:span text:style-name="T3"> wird. </text:span><text:span text:style-name="T4">Die Technik die wir dafür benötigen haben wir Menschen bereits hergestellt. Folglich müssen wir keine Technologien extra für dieses Projekt erfinden.</text:span></text:p>
      <text:p text:style-name="P21"/>
      <text:p text:style-name="P33"><text:span text:style-name="T4">D</text:span><text:span text:style-name="T3">ie meisten oben genannten negativen Punkte sind </text:span><text:span text:style-name="T5">voraussichtlich</text:span><text:span text:style-name="T3"> irrelevant, </text:span><text:span text:style-name="T5">des</text:span><text:span text:style-name="T3">halb finden wir, dass die Idee </text:span><text:span text:style-name="T5">zwar </text:span><text:span text:style-name="T3">noch etwas </text:span><text:span text:style-name="T5">verbesserungsfähig</text:span><text:span text:style-name="T3"> ist, aber im Grundgedanken eine annehmbare und realistische Lösung ist.</text:span></text:p>
      <text:p text:style-name="P29"><text:span text:style-name="T10">G: </text:span>Beschreibung der Arbeitsaufteilung</text:p>
      <text:p text:style-name="P32">Julius: Ideen,Quellcode, Annahmen</text:p>
      <text:p text:style-name="P32">Janis: Ideen,</text:p>
      <text:p text:style-name="P32"><text:span text:style-name="T35">Matúš</text:span>: Ideen,</text:p>
      <text:p text:style-name="P32">Gordon: Ide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 Serif Collection" svg:font-family="'Sans Serif Collection'" style:font-family-generic="swiss" style:font-pitch="variable"/>
    <style:font-face style:name="gg sans" svg:font-family="'gg sans', 'Noto Sans', 'Helvetica Neue', Helvetica, Arial, sans-serif, 'Apple Symbols'"/>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9444a"/>
    </style:style>
    <style:style style:name="MP2" style:family="paragraph" style:parent-style-name="Footer">
      <style:text-properties style:font-name="Liberation Serif" fo:font-size="12pt" officeooo:paragraph-rsid="001bcbd3" style:font-size-asian="12pt" style:font-size-complex="12pt"/>
    </style:style>
    <style:style style:name="MT1" style:family="text">
      <style:text-properties officeooo:rsid="0019444a"/>
    </style:style>
    <style:style style:name="MT2" style:family="text">
      <style:text-properties fo:font-variant="normal" fo:text-transform="none" fo:letter-spacing="normal" fo:font-style="normal" fo:font-weight="normal"/>
    </style:style>
    <style:style style:name="MT3" style:family="text">
      <style:text-properties fo:font-variant="normal" fo:text-transform="none" fo:letter-spacing="normal" fo:font-style="normal" fo:font-weight="normal" officeooo:rsid="0019444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666666" fo:border-left="none" fo:border-right="none" fo:padding="0.049cm" fo:background-color="transparent" style:dynamic-spacing="false" draw:fill="none"/>
      </style:header-style>
      <style:footer-style>
        <style:header-footer-properties fo:min-height="0.6cm" fo:margin-left="0cm" fo:margin-right="0cm" fo:margin-top="0.499cm" fo:border-top="0.06pt solid #808080" fo:border-bottom="none" fo:border-left="none" fo:border-right="none" fo:padding="0.04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24-06-27T22:44:21.856000288" text:fixed="true">27.06.2024</text:date></text:p>
      </style:header>
      <style:footer>
        <text:p text:style-name="MP2"><text:span text:style-name="MT1">Julius; Janis; </text:span><text:span text:style-name="MT2">Matúš; </text:span><text:span text:style-name="MT3">Gordon</text:span> <text:tab/><text:tab/><text:page-number text:select-page="current">5</text:page-number>/<text:page-count>5</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7T22:15:34.226000000</meta:creation-date>
    <dc:date>2024-06-27T23:35:43.997000000</dc:date>
    <meta:editing-duration>PT8M9S</meta:editing-duration>
    <meta:editing-cycles>1</meta:editing-cycles>
    <meta:document-statistic meta:table-count="0" meta:image-count="0" meta:object-count="0" meta:page-count="5" meta:paragraph-count="92" meta:word-count="1227" meta:character-count="8543" meta:non-whitespace-character-count="6951"/>
    <meta:generator>LibreOffice/7.3.1.3$Windows_X86_64 LibreOffice_project/a69ca51ded25f3eefd52d7bf9a5fad8c90b87951</meta:generator>
  </office:meta>
</office:document-meta>
</file>